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Pictures/10000000000001F40000024E4C6B324E.jpg" manifest:media-type="image/jpe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Таблица2" style:family="table" style:master-page-name="Титульный_20_лист">
      <style:table-properties style:width="17.978cm" style:page-number="auto" table:align="right"/>
    </style:style>
    <style:style style:name="Таблица2.A" style:family="table-column">
      <style:table-column-properties style:column-width="4.397cm"/>
    </style:style>
    <style:style style:name="Таблица2.B" style:family="table-column">
      <style:table-column-properties style:column-width="13.58cm"/>
    </style:style>
    <style:style style:name="Таблица2.A1" style:family="table-cell">
      <style:table-cell-properties style:writing-mode="page"/>
    </style:style>
    <style:style style:name="Таблица2.B1" style:family="table-cell">
      <style:table-cell-properties fo:padding="0.097cm" fo:border-left="none" fo:border-right="none" fo:border-top="none" fo:border-bottom="0.5pt solid #000000" style:writing-mode="page"/>
    </style:style>
    <style:style style:name="Таблица3" style:family="table">
      <style:table-properties style:width="18cm" table:align="margins"/>
    </style:style>
    <style:style style:name="Таблица3.A" style:family="table-column">
      <style:table-column-properties style:column-width="2.406cm" style:rel-column-width="8759*"/>
    </style:style>
    <style:style style:name="Таблица3.B" style:family="table-column">
      <style:table-column-properties style:column-width="5.579cm" style:rel-column-width="20312*"/>
    </style:style>
    <style:style style:name="Таблица3.C" style:family="table-column">
      <style:table-column-properties style:column-width="2.3cm" style:rel-column-width="8374*"/>
    </style:style>
    <style:style style:name="Таблица3.D" style:family="table-column">
      <style:table-column-properties style:column-width="3.713cm" style:rel-column-width="13517*"/>
    </style:style>
    <style:style style:name="Таблица3.E" style:family="table-column">
      <style:table-column-properties style:column-width="0.409cm" style:rel-column-width="1489*"/>
    </style:style>
    <style:style style:name="Таблица3.F" style:family="table-column">
      <style:table-column-properties style:column-width="3.593cm" style:rel-column-width="13084*"/>
    </style:style>
    <style:style style:name="Таблица3.A1" style:family="table-cell">
      <style:table-cell-properties fo:padding="0cm" fo:border="none" style:writing-mode="page"/>
    </style:style>
    <style:style style:name="Таблица3.B1" style:family="table-cell">
      <style:table-cell-properties fo:padding="0.097cm" fo:border-left="none" fo:border-right="none" fo:border-top="none" fo:border-bottom="0.5pt solid #000000" style:writing-mode="page"/>
    </style:style>
    <style:style style:name="Таблица3.2" style:family="table-row">
      <style:table-row-properties style:min-row-height="0.226cm"/>
    </style:style>
    <style:style style:name="P1" style:family="paragraph" style:parent-style-name="Table_20_Contents">
      <style:text-properties officeooo:rsid="0013d4ff" officeooo:paragraph-rsid="0002e3a6"/>
    </style:style>
    <style:style style:name="P2" style:family="paragraph" style:parent-style-name="Содержимое_20_таблицы_20_по_20_центру">
      <style:text-properties officeooo:rsid="0017c942" officeooo:paragraph-rsid="0002e3a6"/>
    </style:style>
    <style:style style:name="P3" style:family="paragraph" style:parent-style-name="Содержимое_20_таблицы_20_по_20_центру">
      <style:text-properties officeooo:rsid="00196614" officeooo:paragraph-rsid="0002e3a6"/>
    </style:style>
    <style:style style:name="P4" style:family="paragraph" style:parent-style-name="Standard">
      <style:text-properties officeooo:paragraph-rsid="0002e3a6"/>
    </style:style>
    <style:style style:name="P5" style:family="paragraph" style:parent-style-name="Title">
      <style:text-properties officeooo:rsid="0015098b" officeooo:paragraph-rsid="0002e3a6"/>
    </style:style>
    <style:style style:name="P6" style:family="paragraph" style:parent-style-name="Subtitle">
      <style:text-properties officeooo:paragraph-rsid="0002e3a6"/>
    </style:style>
    <style:style style:name="P7" style:family="paragraph" style:parent-style-name="Text_20_body">
      <style:text-properties fo:language="en" fo:country="US" officeooo:rsid="0015098b" officeooo:paragraph-rsid="0002e3a6"/>
    </style:style>
    <style:style style:name="P8" style:family="paragraph" style:parent-style-name="Table_20_Contents">
      <style:text-properties officeooo:rsid="0015098b" officeooo:paragraph-rsid="0002e3a6"/>
    </style:style>
    <style:style style:name="P9" style:family="paragraph" style:parent-style-name="Table_20_Contents">
      <style:text-properties officeooo:paragraph-rsid="0002e3a6"/>
    </style:style>
    <style:style style:name="P10" style:family="paragraph" style:parent-style-name="Содержимое_20_таблицы_20_по_20_центру">
      <style:text-properties fo:language="ru" fo:country="RU" officeooo:rsid="00057a0e" officeooo:paragraph-rsid="0002e3a6"/>
    </style:style>
    <style:style style:name="P11" style:family="paragraph" style:parent-style-name="Примечание">
      <style:text-properties officeooo:paragraph-rsid="0002e3a6"/>
    </style:style>
    <style:style style:name="P12" style:family="paragraph" style:parent-style-name="Примечание">
      <style:text-properties officeooo:rsid="0015098b" officeooo:paragraph-rsid="0002e3a6"/>
    </style:style>
    <style:style style:name="P13" style:family="paragraph" style:parent-style-name="Standard">
      <style:text-properties fo:language="en" fo:country="US" officeooo:rsid="0015098b" officeooo:paragraph-rsid="0002e3a6"/>
    </style:style>
    <style:style style:name="P14" style:family="paragraph" style:parent-style-name="Contents_20_1">
      <style:paragraph-properties>
        <style:tab-stops>
          <style:tab-stop style:position="17.999cm" style:type="right" style:leader-style="dotted" style:leader-text="."/>
        </style:tab-stops>
      </style:paragraph-properties>
    </style:style>
    <style:style style:name="T1" style:family="text">
      <style:text-properties fo:language="en" fo:country="US" officeooo:rsid="00164d26"/>
    </style:style>
    <style:style style:name="T2" style:family="text">
      <style:text-properties fo:language="en" fo:country="US" officeooo:rsid="0002e3a6"/>
    </style:style>
    <style:style style:name="T3" style:family="text">
      <style:text-properties fo:language="en" fo:country="US" officeooo:rsid="0015098b"/>
    </style:style>
    <style:style style:name="T4" style:family="text">
      <style:text-properties fo:language="ru" fo:country="RU" officeooo:rsid="0002e3a6"/>
    </style:style>
    <style:style style:name="fr1" style:family="graphic" style:parent-style-name="Graphics">
      <style:graphic-properties style:wrap="parallel" style:number-wrapped-paragraphs="no-limit" style:wrap-contour="false" style:vertical-pos="middle" style:vertical-rel="baseline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1">ФАКУЛЬТЕТ</text:p>
          </table:table-cell>
          <table:table-cell table:style-name="Таблица2.B1" office:value-type="string">
            <text:p text:style-name="P2">Информатика и системы управления</text:p>
          </table:table-cell>
        </table:table-row>
        <table:table-row>
          <table:table-cell table:style-name="Таблица2.A1" office:value-type="string">
            <text:p text:style-name="P1">КАФЕДРА</text:p>
          </table:table-cell>
          <table:table-cell table:style-name="Таблица2.B1" office:value-type="string">
            <text:p text:style-name="P3">Защита информации</text:p>
          </table:table-cell>
        </table:table-row>
      </table:table>
      <text:p text:style-name="P4"/>
      <text:p text:style-name="P4"/>
      <text:p text:style-name="P4"/>
      <text:p text:style-name="P4"/>
      <text:p text:style-name="P5">ОТЧЕТ<text:line-break/>о лабораторной работе № <text:span text:style-name="T1">1</text:span><text:span text:style-name="T2">0</text:span></text:p>
      <text:p text:style-name="P4"/>
      <text:p text:style-name="P6"><text:span text:style-name="T3">«</text:span><text:span text:style-name="T4">Установка и настройка средств программирования на </text:span><text:span text:style-name="T2">Python </text:span><text:span text:style-name="T4">в </text:span><text:span text:style-name="T2">AstraLinux</text:span><text:span text:style-name="T3">»</text:span></text:p>
      <text:p text:style-name="P7"/>
      <text:p text:style-name="P7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row>
          <table:table-cell table:style-name="Таблица3.A1" office:value-type="string">
            <text:p text:style-name="P8">Выполнил</text:p>
          </table:table-cell>
          <table:table-cell table:style-name="Таблица3.B1" office:value-type="string">
            <text:p text:style-name="P8">студент группы ИУ10-<text:span text:style-name="T1">4</text:span>9</text:p>
          </table:table-cell>
          <table:table-cell table:style-name="Таблица3.A1" office:value-type="string">
            <text:p text:style-name="P9"/>
          </table:table-cell>
          <table:table-cell table:style-name="Таблица3.B1" office:value-type="string">
            <text:p text:style-name="P9"/>
          </table:table-cell>
          <table:table-cell table:style-name="Таблица3.A1" office:value-type="string">
            <text:p text:style-name="P9"/>
          </table:table-cell>
          <table:table-cell table:style-name="Таблица3.B1" office:value-type="string">
            <text:p text:style-name="P10">А.В.Лебедев</text:p>
          </table:table-cell>
        </table:table-row>
        <table:table-row table:style-name="Таблица3.2">
          <table:table-cell table:style-name="Таблица3.A1" office:value-type="string">
            <text:p text:style-name="P11"/>
          </table:table-cell>
          <table:table-cell table:style-name="Таблица3.A1" office:value-type="string">
            <text:p text:style-name="P12">(группа)</text:p>
          </table:table-cell>
          <table:table-cell table:style-name="Таблица3.A1" office:value-type="string">
            <text:p text:style-name="P11"/>
          </table:table-cell>
          <table:table-cell table:style-name="Таблица3.A1" office:value-type="string">
            <text:p text:style-name="P12">(подпись)</text:p>
          </table:table-cell>
          <table:table-cell table:style-name="Таблица3.A1" office:value-type="string">
            <text:p text:style-name="P11"/>
          </table:table-cell>
          <table:table-cell table:style-name="Таблица3.A1" office:value-type="string">
            <text:p text:style-name="P12">(И.О. Фамилия)</text:p>
          </table:table-cell>
        </table:table-row>
        <table:table-row>
          <table:table-cell table:style-name="Таблица3.A1" office:value-type="string">
            <text:p text:style-name="P8">Проверил</text:p>
          </table:table-cell>
          <table:table-cell table:style-name="Таблица3.B1" office:value-type="string">
            <text:p text:style-name="P8">ассистент кафедры ИУ10</text:p>
          </table:table-cell>
          <table:table-cell table:style-name="Таблица3.A1" office:value-type="string">
            <text:p text:style-name="P9"/>
          </table:table-cell>
          <table:table-cell table:style-name="Таблица3.B1" office:value-type="string">
            <text:p text:style-name="P9"/>
          </table:table-cell>
          <table:table-cell table:style-name="Таблица3.A1" office:value-type="string">
            <text:p text:style-name="P9"/>
          </table:table-cell>
          <table:table-cell table:style-name="Таблица3.B1" office:value-type="string">
            <text:p text:style-name="P2">М.А. Наткин</text:p>
          </table:table-cell>
        </table:table-row>
        <table:table-row>
          <table:table-cell table:style-name="Таблица3.A1" office:value-type="string">
            <text:p text:style-name="P11"/>
          </table:table-cell>
          <table:table-cell table:style-name="Таблица3.A1" office:value-type="string">
            <text:p text:style-name="P11"/>
          </table:table-cell>
          <table:table-cell table:style-name="Таблица3.A1" office:value-type="string">
            <text:p text:style-name="P11"/>
          </table:table-cell>
          <table:table-cell table:style-name="Таблица3.A1" office:value-type="string">
            <text:p text:style-name="P12">(подпись)</text:p>
          </table:table-cell>
          <table:table-cell table:style-name="Таблица3.A1" office:value-type="string">
            <text:p text:style-name="P11"/>
          </table:table-cell>
          <table:table-cell table:style-name="Таблица3.A1" office:value-type="string">
            <text:p text:style-name="P12">(И.О. Фамилия)</text:p>
          </table:table-cell>
        </table:table-row>
      </table:table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/text:p>
      <text:table-of-content text:style-name="Sect1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Содержание</text:p>
          </text:index-title>
          <text:p text:style-name="P14"><text:a xlink:type="simple" xlink:href="#__RefHeading___Toc720_1852785062" office:name="Постановка задачи" text:style-name="Index_20_Link" text:visited-style-name="Index_20_Link">Постановка задачи<text:tab/>3</text:a></text:p>
          <text:p text:style-name="P14"><text:a xlink:type="simple" xlink:href="#__RefHeading___Toc722_1852785062" office:name="Теоретическая часть" text:style-name="Index_20_Link" text:visited-style-name="Index_20_Link">Теоретическая часть<text:tab/>3</text:a></text:p>
          <text:p text:style-name="P14"><text:a xlink:type="simple" xlink:href="#__RefHeading___Toc724_1852785062" office:name="Пошаговое выполнение работы" text:style-name="Index_20_Link" text:visited-style-name="Index_20_Link">Пошаговое выполнение работы<text:tab/>4</text:a></text:p>
          <text:p text:style-name="P14"><text:a xlink:type="simple" xlink:href="#__RefHeading___Toc726_1852785062" office:name="Результат лабораторной работы" text:style-name="Index_20_Link" text:visited-style-name="Index_20_Link">Результат лабораторной работы<text:tab/>8</text:a></text:p>
          <text:p text:style-name="P14"><text:a xlink:type="simple" xlink:href="#__RefHeading___Toc728_1852785062" office:name="Список использованной литературы и материалов" text:style-name="Index_20_Link" text:visited-style-name="Index_20_Link">Список использованной литературы и материалов<text:tab/>8</text:a></text:p>
        </text:index-body>
      </text:table-of-content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h text:style-name="Heading_20_1" text:outline-level="1"><text:bookmark-start text:name="__RefHeading___Toc720_1852785062"/><text:soft-page-break/>Постановка задачи<text:bookmark-end text:name="__RefHeading___Toc720_1852785062"/></text:h>
      <text:p text:style-name="P13"><text:s/>В соответствии с заданием к лабораторной работе №10 необходимо выполнить следующие задачи:</text:p>
      <text:p text:style-name="P13"><text:s/>1. Создать и настроить виртуальную машину в VirtualBox для установки операционной системы Astra Linux.</text:p>
      <text:p text:style-name="P13"><text:s/>2. Установить и настроить операционную систему Astra Linux.</text:p>
      <text:p text:style-name="P13"><text:s/>3. Установить расширения VirtualBox для гостевой операционной системы (Guest Additions).</text:p>
      <text:p text:style-name="P13"><text:s/>4. Проверить наличие и при необходимости установить интерпретатор Python (из репозитория или из исходных кодов).</text:p>
      <text:p text:style-name="P13"><text:s/>5. Проверить наличие и при необходимости установить систему управления пакетами Pip.</text:p>
      <text:p text:style-name="P13"><text:s/>6. Проверить наличие и при необходимости установить систему контроля версий Git (из репозитория или из исходных кодов).</text:p>
      <text:p text:style-name="P13"><text:s/>7. Установить и настроить интегрированную среду разработки OpenIDE.</text:p>
      <text:p text:style-name="P13"><text:s/>8. Подключиться к веб-сервису для совместной разработки проектов GitHub.</text:p>
      <text:p text:style-name="P13"/>
      <text:h text:style-name="Heading_20_1" text:outline-level="1"><text:bookmark-start text:name="__RefHeading___Toc722_1852785062"/>Теоретическая часть<text:bookmark-end text:name="__RefHeading___Toc722_1852785062"/></text:h>
      <text:p text:style-name="P13"><text:s/>Лабораторная работа №10 посвящена развертыванию среды разработки на базе операционной системы Astra Linux (российский дистрибутив Linux на основе Debian, разработанный для нужд государственных структур и оборонной промышленности). В ходе работы изучаются следующие технологии и инструменты:</text:p>
      <text:p text:style-name="P13"/>
      <text:p text:style-name="P13"><text:s/>Виртуализация и VirtualBox</text:p>
      <text:p text:style-name="P13"><text:s/>VirtualBox — программное обеспечение для создания и управления виртуальными машинами, позволяющее запускать несколько операционных систем на одном физическом компьютере. Гостевая операционная система (Guest OS) устанавливается внутри виртуальной машины, а хостовая (Host OS) — основная система на компьютере.</text:p>
      <text:p text:style-name="P13"/>
      <text:p text:style-name="P13"><text:s/>Дополнения гостевой ОС (Guest Additions)</text:p>
      <text:p text:style-name="P13"><text:s/>Это набор драйверов и системных утилит, который улучшает взаимодействие между хостовой и гостевой системами. Основные возможности:</text:p>
      <text:p text:style-name="P13"><text:s/>- Общий буфер обмена (Shared Clipboard) — копирование текста между системами.</text:p>
      <text:p text:style-name="P13"><text:s/>- Общие папки (Shared Folders) — доступ к файлам хостовой системы из гостевой.</text:p>
      <text:p text:style-name="P13"><text:s/>- Улучшенная поддержка мыши и видео.</text:p>
      <text:p text:style-name="P13"><text:s/>- Автоматическое изменение разрешения экрана гостевой ОС.</text:p>
      <text:p text:style-name="P13"/>
      <text:p text:style-name="P13"><text:soft-page-break/><text:s/>Система управления пакетами APT (Advanced Package Tool)</text:p>
      <text:p text:style-name="P13"><text:s/>APT — стандартный менеджер пакетов в дистрибутивах на основе Debian (включая Astra Linux). Основные команды:</text:p>
      <text:p text:style-name="P13"><text:s/>- sudo apt update — обновление списка доступных пакетов.</text:p>
      <text:p text:style-name="P13"><text:s/>- sudo apt install &lt;пакет&gt; — установка пакета.</text:p>
      <text:p text:style-name="P13"><text:s/>- sudo apt upgrade — обновление установленных пакетов.</text:p>
      <text:p text:style-name="P13"/>
      <text:p text:style-name="P13"><text:s/>Интерпретатор Python</text:p>
      <text:p text:style-name="P13"><text:s/>Python — высокоуровневый язык программирования общего назначения. В репозитории Astra Linux Common Edition 2.12.46 доступна версия Python 3.5.3. Для получения более новой версии (например, 3.14.0) требуется сборка из исходного кода с использованием инструментов компиляции (make, gcc) и установка с параметром altinstall (чтобы не заменять системную версию).</text:p>
      <text:p text:style-name="P13"/>
      <text:p text:style-name="P13"><text:s/>Система контроля версий Git</text:p>
      <text:p text:style-name="P13"><text:s/>Git — распределённая система контроля версий, необходимая для работы с репозиториями на GitHub. Устанавливается из репозитория (версия может быть устаревшей) либо собирается из исходного кода.</text:p>
      <text:p text:style-name="P13"/>
      <text:h text:style-name="Heading_20_1" text:outline-level="1"><text:bookmark-start text:name="__RefHeading___Toc724_1852785062"/>Пошаговое выполнение работы<text:bookmark-end text:name="__RefHeading___Toc724_1852785062"/></text:h>
      <text:p text:style-name="P13"/>
      <text:p text:style-name="P13"><text:s/>Шаг 1. Создание и настройка виртуальной машины в VirtualBox</text:p>
      <text:p text:style-name="P13"><text:s/>Была создана новая виртуальная машина с параметрами:</text:p>
      <text:p text:style-name="P13"><text:s/>- Имя: AstraLinux</text:p>
      <text:p text:style-name="P13"><text:s/>- Тип ОС: Linux</text:p>
      <text:p text:style-name="P13"><text:s/>- Версия: Debian (64-bit)</text:p>
      <text:p text:style-name="P13"><text:s/>- Объём оперативной памяти: 4096 МБ</text:p>
      <text:p text:style-name="P13"><text:s/>- Виртуальный жёсткий диск: VDI, динамический, 32 ГБ</text:p>
      <text:p text:style-name="P13"><text:s/>- В образ оптического диска загружен ISO-образ Astra Linux Common Edition</text:p>
      <text:p text:style-name="P13"/>
      <text:p text:style-name="P13"><text:s/>Шаг 2. Установка и настройка операционной системы Astra Linux</text:p>
      <text:p text:style-name="P13"><text:s/>Установка выполнена в стандартном режиме с настройками по умолчанию. После завершения установки и первого входа в систему проверена версия Astra Linux с помощью команды:</text:p>
      <text:p text:style-name="P13"><text:s/>cat /etc/astra_version</text:p>
      <text:p text:style-name="P13"/>
      <text:p text:style-name="P13"><text:s/>Шаг 3. Установка дополнений VirtualBox (Guest Additions)</text:p>
      <text:p text:style-name="P13"/>
      <text:p text:style-name="P13"><text:s/>Шаг 3.1. Обновление списка пакетов</text:p>
      <text:p text:style-name="P13"><text:s/>Выполнена команда для обновления информации о доступных пакетах:</text:p>
      <text:p text:style-name="P13"><text:s/>sudo apt update</text:p>
      <text:p text:style-name="P13"><text:soft-page-break/></text:p>
      <text:p text:style-name="P13"><text:s/>Шаг 3.2. Установка необходимых пакетов для сборки модулей ядра</text:p>
      <text:p text:style-name="P13"><text:s/>Установлены заголовочные файлы ядра, инструменты сборки и DKMS:</text:p>
      <text:p text:style-name="P13"><text:s/>sudo apt install 'linux-headers-'$(uname -r) build-essential dkms</text:p>
      <text:p text:style-name="P13"/>
      <text:p text:style-name="P13"><text:s/>Шаг 3.3. Подключение образа дополнений гостевой ОС</text:p>
      <text:p text:style-name="P13"><text:s/>В меню VirtualBox выбран пункт «Устройства» → «Подключить образ диска дополнений гостевой ОС».</text:p>
      <text:p text:style-name="P13"/>
      <text:p text:style-name="P13"><text:s/>Шаг 3.4. Установка дополнений</text:p>
      <text:p text:style-name="P13"><text:s/>Выполнен запуск установочного скрипта:</text:p>
      <text:p text:style-name="P13"><text:s/>sudo sh /media/cdrom0/VBoxLinuxAdditions.run</text:p>
      <text:p text:style-name="P13"/>
      <text:p text:style-name="P13"><text:s/>Шаг 3.5. Перезапуск гостевой ОС</text:p>
      <text:p text:style-name="P13"><text:s/>sudo reboot</text:p>
      <text:p text:style-name="P13"/>
      <text:p text:style-name="P13"><text:s/>Шаг 3.6. Включение двунаправленного общего буфера обмена</text:p>
      <text:p text:style-name="P13"><text:s/>В меню VirtualBox выбрано: «Устройства» → «Общий буфер обмена» → «Двунаправленный».</text:p>
      <text:p text:style-name="P13"/>
      <text:p text:style-name="P13"><text:s/>Шаг 3.7. Добавление общей папки</text:p>
      <text:p text:style-name="P13"><text:s/>В меню VirtualBox выбрано: «Устройства» → «Общие папки» → «Настройки». Добавлена папка на хостовой системе с именем Shared и установлен флаг «Авто-подключение».</text:p>
      <text:p text:style-name="P13"/>
      <text:p text:style-name="P13"><text:s/>Шаг 3.8. Добавление пользователя в группу vboxsf</text:p>
      <text:p text:style-name="P13"><text:s/>Выполнена команда для получения прав доступа к общей папке:</text:p>
      <text:p text:style-name="P13"><text:s/>sudo adduser &lt;имя_пользователя&gt; vboxsf</text:p>
      <text:p text:style-name="P13"/>
      <text:p text:style-name="P13"><text:s/>Шаг 3.9. Перезапуск гостевой ОС</text:p>
      <text:p text:style-name="P13"><text:s/>sudo reboot</text:p>
      <text:p text:style-name="P13"/>
      <text:p text:style-name="P13"><text:s/>Шаг 4. Проверка и установка интерпретатора Python</text:p>
      <text:p text:style-name="P13"/>
      <text:p text:style-name="P13"><text:s/>Шаг 4.1. Проверка версии Python</text:p>
      <text:p text:style-name="P13"><text:s/>Выполнена команда:</text:p>
      <text:p text:style-name="P13"><text:s/>python3 --version</text:p>
      <text:p text:style-name="P13"><text:s/>В репозитории Astra Linux оказалась доступна версия Python 3.5.3.</text:p>
      <text:p text:style-name="P13"/>
      <text:p text:style-name="P13"><text:s/>Шаг 4.2. Установка Python из репозитория (при необходимости)</text:p>
      <text:p text:style-name="P13"><text:s/>sudo apt install python3</text:p>
      <text:p text:style-name="P13"/>
      <text:p text:style-name="P13"><text:s/>Шаг 4.3. Установка последней версии Python из исходного кода</text:p>
      <text:p text:style-name="P13"><text:soft-page-break/></text:p>
      <text:p text:style-name="P13"><text:s/>Шаг 4.3.1. Установка пакетов для сборки:</text:p>
      <text:p text:style-name="P13"><text:s/>sudo apt install build-essential libssl-dev libsqlite3-dev libbz2-dev libgdbm-dev libncurses5-dev libthreaddb-dev zlib1g-dev libffi-dev</text:p>
      <text:p text:style-name="P13"/>
      <text:p text:style-name="P13"><text:s/>Шаг 4.3.2. Скачивание архива с исходным кодом Python 3.14.0:</text:p>
      <text:p text:style-name="P13"><text:s/>wget https://www.python.org/ftp/python/3.14.0/Python-3.14.0.tgz</text:p>
      <text:p text:style-name="P13"/>
      <text:p text:style-name="P13"><text:s/>Шаг 4.3.3. Распаковка архива в каталог /opt:</text:p>
      <text:p text:style-name="P13"><text:s/>sudo tar -xzf Python-3.14.0.tgz -C /opt</text:p>
      <text:p text:style-name="P13"/>
      <text:p text:style-name="P13"><text:s/>Шаг 4.3.4. Переход в директорию с исходным кодом:</text:p>
      <text:p text:style-name="P13"><text:s/>cd /opt/Python-3.14.0</text:p>
      <text:p text:style-name="P13"/>
      <text:p text:style-name="P13"><text:s/>Шаг 4.3.5. Подготовка исходного кода к компиляции:</text:p>
      <text:p text:style-name="P13"><text:s/>sudo ./configure --enable-optimizations</text:p>
      <text:p text:style-name="P13"/>
      <text:p text:style-name="P13"><text:s/>Шаг 4.3.6. Компиляция Python (с использованием всех ядер процессора):</text:p>
      <text:p text:style-name="P13"><text:s/>sudo make -j $(nproc)</text:p>
      <text:p text:style-name="P13"/>
      <text:p text:style-name="P13"><text:s/>Шаг 4.3.7. Установка Python (с использованием altinstall):</text:p>
      <text:p text:style-name="P13"><text:s/>sudo make altinstall</text:p>
      <text:p text:style-name="P13"/>
      <text:p text:style-name="P13"><text:s/>Шаг 4.3.8. Проверка установленной версии:</text:p>
      <text:p text:style-name="P13"><text:s/>python3.14 --version</text:p>
      <text:p text:style-name="P13"/>
      <text:p text:style-name="P13"><text:s/>Шаг 5. Проверка и установка системы управления пакетами Pip</text:p>
      <text:p text:style-name="P13"><text:s/>Выполнена проверка версии Pip:</text:p>
      <text:p text:style-name="P13"><text:s/>pip3 --version</text:p>
      <text:p text:style-name="P13"><text:s/>При отсутствии Pip выполнена установка:</text:p>
      <text:p text:style-name="P13"><text:s/>sudo apt install python3-pip</text:p>
      <text:p text:style-name="P13"/>
      <text:p text:style-name="P13"><text:s/>Шаг 6. Проверка и установка системы контроля версий Git</text:p>
      <text:p text:style-name="P13"/>
      <text:p text:style-name="P13"><text:s/>Шаг 6.1. Проверка версии Git:</text:p>
      <text:p text:style-name="P13"><text:s/>git --version</text:p>
      <text:p text:style-name="P13"/>
      <text:p text:style-name="P13"><text:s/>Шаг 6.2. Установка Git из репозитория (при необходимости):</text:p>
      <text:p text:style-name="P13"><text:s/>sudo apt install git</text:p>
      <text:p text:style-name="P13"/>
      <text:p text:style-name="P13"><text:s/>Шаг 6.3. Установка последней версии Git из исходного кода</text:p>
      <text:p text:style-name="P13"/>
      <text:p text:style-name="P13"><text:s/>Шаг 6.3.1. Установка зависимостей для сборки:</text:p>
      <text:p text:style-name="P13"><text:soft-page-break/><text:s/>sudo apt install build-essential libssl-dev libcurl4-gnutls-dev libexpat1-dev gettext zlib1g-dev</text:p>
      <text:p text:style-name="P13"/>
      <text:p text:style-name="P13"><text:s/>Шаг 6.3.2. Скачивание архива с исходным кодом Git 2.46.0:</text:p>
      <text:p text:style-name="P13"><text:s/>wget https://www.kernel.org/pub/software/scm/git/git-2.46.0.tar.gz</text:p>
      <text:p text:style-name="P13"/>
      <text:p text:style-name="P13"><text:s/>Шаг 6.3.3. Распаковка архива в каталог /opt:</text:p>
      <text:p text:style-name="P13"><text:s/>sudo tar -xzf git-2.46.0.tar.gz -C /opt</text:p>
      <text:p text:style-name="P13"/>
      <text:p text:style-name="P13"><text:s/>Шаг 6.3.4. Переход в директорию с исходным кодом:</text:p>
      <text:p text:style-name="P13"><text:s/>cd /opt/git-2.46.0</text:p>
      <text:p text:style-name="P13"/>
      <text:p text:style-name="P13"><text:s/>Шаг 6.3.5. Компиляция Git:</text:p>
      <text:p text:style-name="P13"><text:s/>sudo make prefix=/usr/local all</text:p>
      <text:p text:style-name="P13"/>
      <text:p text:style-name="P13"><text:s/>Шаг 6.3.6. Установка Git:</text:p>
      <text:p text:style-name="P13"><text:s/>sudo make prefix=/usr/local install</text:p>
      <text:p text:style-name="P13"/>
      <text:p text:style-name="P13"><text:s/>Шаг 6.3.7. Перезапуск текущей оболочки:</text:p>
      <text:p text:style-name="P13"><text:s/>exec bash</text:p>
      <text:p text:style-name="P13"/>
      <text:p text:style-name="P13"><text:s/>Шаг 6.3.8. Проверка установленной версии Git:</text:p>
      <text:p text:style-name="P13"><text:s/>git --version</text:p>
      <text:p text:style-name="P13"/>
      <text:p text:style-name="P13"><text:s/>Шаг 7. Установка и настройка интегрированной среды разработки OpenIDE</text:p>
      <text:p text:style-name="P13"><text:s/>Архив с OpenIDE был загружен, распакован и установлен. Выполнена начальная настройка среды для работы с Python и Git.</text:p>
      <text:p text:style-name="P13"/>
      <text:p text:style-name="P13"><text:s/>Шаг 8. Подключение к веб-сервису GitHub</text:p>
      <text:p text:style-name="P13"><text:s/>Выполнена генерация SSH-ключа и добавление публичного ключа в настройки аккаунта GitHub. Выполнено клонирование тестового репозитория:</text:p>
      <text:p text:style-name="P13"><text:s/>git clone git@github.com:printRush/BMSTU_Python_SysoevAS.git</text:p>
      <text:p text:style-name="P13"/>
      <text:h text:style-name="Heading_20_1" text:outline-level="1"><text:bookmark-start text:name="__RefHeading___Toc726_1852785062"/>Результат лабораторной работы<text:bookmark-end text:name="__RefHeading___Toc726_1852785062"/></text:h>
      <text:p text:style-name="P13"><text:s/>В результате выполнения лабораторной работы №10 была успешно развернута и настроена среда разработки на базе гостевой операционной системы Astra Linux, включающая:</text:p>
      <text:p text:style-name="P13"><text:s/>- Виртуальную машину с установленной операционной системой Astra Linux.</text:p>
      <text:p text:style-name="P13"><text:s/>- Работающие дополнения VirtualBox (общий буфер обмена, общая папка).</text:p>
      <text:p text:style-name="P13"><text:s/>- Интерпретатор Python 3.14.0 (установленный из исходного кода).</text:p>
      <text:p text:style-name="P13"><text:s/>- Систему управления пакетами Pip.</text:p>
      <text:p text:style-name="P13"><text:soft-page-break/><text:s/>- Систему контроля версий Git 2.46.0.</text:p>
      <text:p text:style-name="P13"><text:s/>- Интегрированную среду разработки OpenIDE.</text:p>
      <text:p text:style-name="P13"><text:s/>- Успешное подключение к GitHub и клонирование репозитория.</text:p>
      <text:p text:style-name="P13"/>
      <text:h text:style-name="Heading_20_1" text:outline-level="1"><text:bookmark-start text:name="__RefHeading___Toc728_1852785062"/>Список использованной литературы и материалов<text:bookmark-end text:name="__RefHeading___Toc728_1852785062"/></text:h>
      <text:p text:style-name="P13"><text:s text:c="4"/>1. Официальная документация VirtualBox. — Текст : электронный // Oracle : [сайт]. — URL: https://www.virtualbox.org/ (дата обращения: 14.09.2025).</text:p>
      <text:p text:style-name="P13"><text:s text:c="4"/>2. Официальная документация Astra Linux. — Текст : электронный // Astra Linux : [сайт]. — URL: https://astralinux.ru/ (дата обращения: 14.09.2025).</text:p>
      <text:p text:style-name="P13"><text:s text:c="4"/>3. Официальная документация Python. — Текст : электронный // Python.org : [сайт]. — URL: https://docs.python.org/ (дата обращения: 14.09.2025).</text:p>
      <text:p text:style-name="P13"><text:s text:c="4"/>4. Официальная документация Git. — Текст : электронный // Git SCM : [сайт]. — URL: https://git-scm.com/doc (дата обращения: 14.09.2025).</text:p>
      <text:p text:style-name="P13"><text:s text:c="4"/>5. Официальная документация GitHub. — Текст : электронный // GitHub Docs : [сайт]. — URL: https://docs.github.com/ (дата обращения: 14.09.2025).</text:p>
      <text:p text:style-name="P13"><text:s text:c="4"/>6. Иванова Г.С. Основы программирования: учебник для вузов. – 4-е изд., стер. – М: изд-во МГТУ им. Н.Э. Баумана, 2007. – 416 с.: ил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1" fo:font-size="14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4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erif" fo:font-family="'Liberation Serif'" style:font-family-generic="roman" fo:font-size="16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fo:font-size="12pt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size="12pt"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Штамп_20_организации" style:display-name="Штамп организации" style:family="paragraph" style:parent-style-name="Standard">
      <style:paragraph-properties fo:text-align="center" style:justify-single-word="false"/>
      <style:text-properties fo:font-size="16pt" fo:font-weight="bold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Нижний_20_колонтитул_20_по_20_центру" style:display-name="Нижний колонтитул по центру" style:family="paragraph" style:parent-style-name="Footer" style:master-page-name="">
      <style:paragraph-properties fo:text-align="center" style:justify-single-word="false" style:page-number="auto"/>
    </style:style>
    <style:style style:name="Содержимое_20_таблицы_20_по_20_центру" style:display-name="Содержимое таблицы по центру" style:family="paragraph" style:parent-style-name="Table_20_Contents">
      <style:paragraph-properties fo:text-align="center" style:justify-single-word="false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Примечание" style:family="paragraph" style:parent-style-name="Table_20_Contents">
      <style:paragraph-properties fo:text-align="center" style:justify-single-word="false"/>
      <style:text-properties fo:font-size="10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fo:background-color="transparent" draw:fill="none" draw:fill-color="#729fcf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Таблица2" style:family="table">
      <style:table-properties style:width="17.999cm" table:align="left"/>
    </style:style>
    <style:style style:name="Таблица2.A" style:family="table-column">
      <style:table-column-properties style:column-width="4.399cm"/>
    </style:style>
    <style:style style:name="Таблица2.B" style:family="table-column">
      <style:table-column-properties style:column-width="13.6cm"/>
    </style:style>
    <style:style style:name="Таблица2.1" style:family="table-row">
      <style:table-row-properties style:min-row-height="5.202cm"/>
    </style:style>
    <style:style style:name="Таблица2.A1" style:family="table-cell">
      <style:table-cell-properties style:writing-mode="page"/>
    </style:style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Table_20_Contents">
      <style:text-properties officeooo:paragraph-rsid="0016399b"/>
    </style:style>
    <style:style style:name="MP3" style:family="paragraph" style:parent-style-name="Штамп_20_организации">
      <style:text-properties officeooo:paragraph-rsid="0016399b"/>
    </style:style>
    <style:style style:name="MP4" style:family="paragraph" style:parent-style-name="Standard">
      <style:text-properties officeooo:paragraph-rsid="0016399b"/>
    </style:style>
    <style:style style:name="MP5" style:family="paragraph" style:parent-style-name="Нижний_20_колонтитул_20_по_20_центру">
      <style:text-properties officeooo:rsid="0016399b" officeooo:paragraph-rsid="0016399b"/>
    </style:style>
    <style:style style:name="MT1" style:family="text">
      <style:text-properties fo:language="en" fo:country="US" officeooo:rsid="00164d26"/>
    </style:style>
    <style:style style:name="Mfr1" style:family="graphic" style:parent-style-name="Graphics">
      <style:graphic-properties style:wrap="parallel" style:number-wrapped-paragraphs="no-limit" style:wrap-contour="false" style:vertical-pos="middle" style:vertical-rel="baseline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.499cm" fo:margin-bottom="1.499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3">
      <style:page-layout-properties fo:page-width="21.001cm" fo:page-height="29.7cm" style:num-format="1" style:print-orientation="portrait" fo:margin-top="1.499cm" fo:margin-bottom="1.499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>
      <style:header>
        <text:p text:style-name="MP1"><text:page-number text:select-page="current">8</text:page-number></text:p>
      </style:header>
    </style:master-page>
    <style:master-page style:name="Титульный_20_лист" style:display-name="Титульный лист" style:page-layout-name="Mpm2" draw:style-name="Mdp1" style:next-style-name="First_20_Page">
      <style:header>
        <table:table table:name="Таблица2" table:style-name="Таблица2">
          <table:table-column table:style-name="Таблица2.A"/>
          <table:table-column table:style-name="Таблица2.B"/>
          <table:table-row table:style-name="Таблица2.1">
            <table:table-cell table:style-name="Таблица2.A1" office:value-type="string">
              <text:p text:style-name="MP2"><draw:frame draw:style-name="Mfr1" draw:name="Рисунок 3 Копия 1 Копия 1 Копия 1" text:anchor-type="as-char" svg:width="4.366cm" style:rel-width="scale" svg:height="5.147cm" style:rel-height="scale" draw:z-index="0"><draw:image xlink:href="Pictures/10000000000001F40000024E4C6B324E.jpg" xlink:type="simple" xlink:show="embed" xlink:actuate="onLoad" draw:mime-type="image/jpeg"/><svg:desc>Picture background</svg:desc></draw:frame></text:p>
            </table:table-cell>
            <table:table-cell table:style-name="Таблица2.A1" office:value-type="string">
              <text:p text:style-name="MP3">Министерство науки и высшего образования Российской Федерации<text:line-break/>Федеральное государственное бюджетное образовательное учреждение высшего образования<text:line-break/>«Московский государственный технический университет имени Н.Э. Баумана<text:line-break/>(национальный исследовательский университет)»<text:line-break/>(МГТУ им. Н.Э. Баумана)</text:p>
            </table:table-cell>
          </table:table-row>
        </table:table>
        <text:p text:style-name="MP4"/>
      </style:header>
      <style:footer>
        <text:p text:style-name="MP5">МОСКВА<text:line-break/>202<text:span text:style-name="MT1">6</text:span></text:p>
      </style:footer>
    </style:master-page>
    <style:master-page style:name="First_20_Page" style:display-name="First Page" style:page-layout-name="Mpm3" draw:style-name="Mdp1" style:next-style-name="Standard">
      <style:header>
        <text:p text:style-name="MP1"><text:bookmark-start text:name="PageNumWizard_HEADER_Первая страница2 Копия 1"/><text:page-number text:select-page="current">2</text:page-number><text:bookmark-end text:name="PageNumWizard_HEADER_Первая страница2 Копия 1"/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4-17T19:12:35.551863000</meta:creation-date>
    <dc:date>2026-04-17T19:17:37.961045200</dc:date>
    <meta:editing-duration>PT5M2S</meta:editing-duration>
    <meta:editing-cycles>1</meta:editing-cycles>
    <meta:document-statistic meta:table-count="3" meta:image-count="1" meta:object-count="0" meta:page-count="8" meta:paragraph-count="164" meta:word-count="1216" meta:character-count="9490" meta:non-whitespace-character-count="8271"/>
    <meta:generator>LibreOffice/25.8.5.2$Windows_X86_64 LibreOffice_project/9c8b85f387cc00a89945a79c9e6239f32e450ac2</meta:generator>
  </office:meta>
</office:document-meta>
</file>